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75cm" fo:min-width="17.5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co1" style:family="table-column">
      <style:table-column-properties style:column-width="1.185cm" style:use-optimal-column-width="false"/>
    </style:style>
    <style:style style:name="co2" style:family="table-column">
      <style:table-column-properties style:column-width="12.91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cm" svg:height="3cm" svg:x="1.423cm" svg:y="21.4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3cm" svg:x="1.423cm" svg:y="17.4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3cm" svg:x="1.423cm" svg:y="13.4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3cm" svg:x="1.423cm" svg:y="9.4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3cm" svg:x="1.423cm" svg:y="1.42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56cm" svg:height="0.53cm" svg:x="16.467cm" svg:y="2.0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draw:line draw:style-name="gr3" draw:text-style-name="P3" draw:layer="layout" svg:x1="9.023cm" svg:y1="3.423cm" svg:x2="15.023cm" svg:y2="3.423cm">
            <text:p/>
          </draw:line>
          <draw:line draw:style-name="gr4" draw:text-style-name="P3" draw:layer="layout" svg:x1="9.023cm" svg:y1="3.223cm" svg:x2="9.023cm" svg:y2="3.623cm">
            <text:p/>
          </draw:line>
          <draw:line draw:style-name="gr4" draw:text-style-name="P3" draw:layer="layout" svg:x1="15.023cm" svg:y1="3.223cm" svg:x2="15.023cm" svg:y2="3.623cm">
            <text:p/>
          </draw:line>
        </draw:g>
        <draw:frame draw:style-name="gr2" draw:text-style-name="P2" draw:layer="layout" svg:width="1.656cm" svg:height="0.53cm" svg:x="16.467cm" svg:y="3.09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>
          <draw:line draw:style-name="gr3" draw:text-style-name="P3" draw:layer="layout" svg:x1="5.623cm" svg:y1="2.423cm" svg:x2="8.423cm" svg:y2="2.423cm">
            <text:p/>
          </draw:line>
          <draw:line draw:style-name="gr4" draw:text-style-name="P3" draw:layer="layout" svg:x1="5.623cm" svg:y1="2.223cm" svg:x2="5.623cm" svg:y2="2.623cm">
            <text:p/>
          </draw:line>
          <draw:line draw:style-name="gr4" draw:text-style-name="P3" draw:layer="layout" svg:x1="8.423cm" svg:y1="2.223cm" svg:x2="8.423cm" svg:y2="2.623cm">
            <text:p/>
          </draw:line>
        </draw:g>
        <draw:frame draw:style-name="gr5" draw:text-style-name="P4" draw:layer="layout" svg:width="1cm" svg:height="1.2cm" svg:x="1.523cm" svg:y="1.523cm">
          <draw:text-box>
            <text:p>1</text:p>
          </draw:text-box>
        </draw:frame>
        <draw:line draw:style-name="gr3" draw:text-style-name="P3" draw:layer="layout" svg:x1="1.423cm" svg:y1="4.423cm" svg:x2="19.423cm" svg:y2="4.423cm">
          <text:p/>
        </draw:line>
        <draw:custom-shape draw:style-name="gr1" draw:text-style-name="P1" draw:layer="layout" svg:width="18cm" svg:height="3cm" svg:x="1.423cm" svg:y="5.42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56cm" svg:height="0.53cm" svg:x="16.467cm" svg:y="5.89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g>
          <draw:line draw:style-name="gr3" draw:text-style-name="P3" draw:layer="layout" svg:x1="3.223cm" svg:y1="7.223cm" svg:x2="9.223cm" svg:y2="7.223cm">
            <text:p/>
          </draw:line>
          <draw:line draw:style-name="gr4" draw:text-style-name="P3" draw:layer="layout" svg:x1="3.223cm" svg:y1="7.023cm" svg:x2="3.223cm" svg:y2="7.423cm">
            <text:p/>
          </draw:line>
          <draw:line draw:style-name="gr4" draw:text-style-name="P3" draw:layer="layout" svg:x1="9.223cm" svg:y1="7.023cm" svg:x2="9.223cm" svg:y2="7.423cm">
            <text:p/>
          </draw:line>
        </draw:g>
        <draw:frame draw:style-name="gr2" draw:text-style-name="P2" draw:layer="layout" svg:width="1.656cm" svg:height="0.53cm" svg:x="16.467cm" svg:y="6.89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line draw:style-name="gr3" draw:text-style-name="P3" draw:layer="layout" svg:x1="10.923cm" svg:y1="6.123cm" svg:x2="13.723cm" svg:y2="6.123cm">
            <text:p/>
          </draw:line>
          <draw:line draw:style-name="gr4" draw:text-style-name="P3" draw:layer="layout" svg:x1="10.923cm" svg:y1="5.923cm" svg:x2="10.923cm" svg:y2="6.323cm">
            <text:p/>
          </draw:line>
          <draw:line draw:style-name="gr4" draw:text-style-name="P3" draw:layer="layout" svg:x1="13.723cm" svg:y1="5.923cm" svg:x2="13.723cm" svg:y2="6.323cm">
            <text:p/>
          </draw:line>
        </draw:g>
        <draw:frame draw:style-name="gr5" draw:text-style-name="P4" draw:layer="layout" svg:width="1cm" svg:height="1.2cm" svg:x="1.423cm" svg:y="5.423cm">
          <draw:text-box>
            <text:p>2</text:p>
          </draw:text-box>
        </draw:frame>
        <draw:frame draw:style-name="gr2" draw:text-style-name="P2" draw:layer="layout" svg:width="1.656cm" svg:height="0.53cm" svg:x="16.467cm" svg:y="10.12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g>
          <draw:line draw:style-name="gr3" draw:text-style-name="P3" draw:layer="layout" svg:x1="3.223cm" svg:y1="11.453cm" svg:x2="9.223cm" svg:y2="11.453cm">
            <text:p/>
          </draw:line>
          <draw:line draw:style-name="gr4" draw:text-style-name="P3" draw:layer="layout" svg:x1="3.223cm" svg:y1="11.253cm" svg:x2="3.223cm" svg:y2="11.653cm">
            <text:p/>
          </draw:line>
          <draw:line draw:style-name="gr4" draw:text-style-name="P3" draw:layer="layout" svg:x1="9.223cm" svg:y1="11.253cm" svg:x2="9.223cm" svg:y2="11.653cm">
            <text:p/>
          </draw:line>
        </draw:g>
        <draw:frame draw:style-name="gr2" draw:text-style-name="P2" draw:layer="layout" svg:width="1.656cm" svg:height="0.53cm" svg:x="16.467cm" svg:y="11.12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g>
          <draw:line draw:style-name="gr3" draw:text-style-name="P3" draw:layer="layout" svg:x1="8.523cm" svg:y1="10.353cm" svg:x2="11.323cm" svg:y2="10.353cm">
            <text:p/>
          </draw:line>
          <draw:line draw:style-name="gr4" draw:text-style-name="P3" draw:layer="layout" svg:x1="8.523cm" svg:y1="10.153cm" svg:x2="8.523cm" svg:y2="10.553cm">
            <text:p/>
          </draw:line>
          <draw:line draw:style-name="gr4" draw:text-style-name="P3" draw:layer="layout" svg:x1="11.323cm" svg:y1="10.153cm" svg:x2="11.323cm" svg:y2="10.553cm">
            <text:p/>
          </draw:line>
        </draw:g>
        <draw:frame draw:style-name="gr2" draw:text-style-name="P2" draw:layer="layout" svg:width="1.656cm" svg:height="0.53cm" svg:x="16.367cm" svg:y="14.15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1.656cm" svg:height="0.53cm" svg:x="16.367cm" svg:y="15.15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g>
          <draw:line draw:style-name="gr3" draw:text-style-name="P3" draw:layer="layout" svg:x1="8.423cm" svg:y1="14.381cm" svg:x2="11.223cm" svg:y2="14.381cm">
            <text:p/>
          </draw:line>
          <draw:line draw:style-name="gr4" draw:text-style-name="P3" draw:layer="layout" svg:x1="8.423cm" svg:y1="14.181cm" svg:x2="8.423cm" svg:y2="14.581cm">
            <text:p/>
          </draw:line>
          <draw:line draw:style-name="gr4" draw:text-style-name="P3" draw:layer="layout" svg:x1="11.223cm" svg:y1="14.181cm" svg:x2="11.223cm" svg:y2="14.581cm">
            <text:p/>
          </draw:line>
        </draw:g>
        <draw:g>
          <draw:line draw:style-name="gr3" draw:text-style-name="P3" draw:layer="layout" svg:x1="10.423cm" svg:y1="15.381cm" svg:x2="13.223cm" svg:y2="15.381cm">
            <text:p/>
          </draw:line>
          <draw:line draw:style-name="gr4" draw:text-style-name="P3" draw:layer="layout" svg:x1="10.423cm" svg:y1="15.181cm" svg:x2="10.423cm" svg:y2="15.581cm">
            <text:p/>
          </draw:line>
          <draw:line draw:style-name="gr4" draw:text-style-name="P3" draw:layer="layout" svg:x1="13.223cm" svg:y1="15.181cm" svg:x2="13.223cm" svg:y2="15.581cm">
            <text:p/>
          </draw:line>
        </draw:g>
        <draw:frame draw:style-name="gr2" draw:text-style-name="P2" draw:layer="layout" svg:width="1.656cm" svg:height="0.53cm" svg:x="16.367cm" svg:y="18.18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1.656cm" svg:height="0.53cm" svg:x="16.367cm" svg:y="19.18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g>
          <draw:line draw:style-name="gr3" draw:text-style-name="P3" draw:layer="layout" svg:x1="8.423cm" svg:y1="18.411cm" svg:x2="11.223cm" svg:y2="18.411cm">
            <text:p/>
          </draw:line>
          <draw:line draw:style-name="gr4" draw:text-style-name="P3" draw:layer="layout" svg:x1="8.423cm" svg:y1="18.211cm" svg:x2="8.423cm" svg:y2="18.611cm">
            <text:p/>
          </draw:line>
          <draw:line draw:style-name="gr4" draw:text-style-name="P3" draw:layer="layout" svg:x1="11.223cm" svg:y1="18.211cm" svg:x2="11.223cm" svg:y2="18.611cm">
            <text:p/>
          </draw:line>
        </draw:g>
        <draw:g>
          <draw:line draw:style-name="gr3" draw:text-style-name="P3" draw:layer="layout" svg:x1="6.623cm" svg:y1="19.553cm" svg:x2="13.223cm" svg:y2="19.553cm">
            <text:p/>
          </draw:line>
          <draw:line draw:style-name="gr4" draw:text-style-name="P3" draw:layer="layout" svg:x1="6.623cm" svg:y1="19.323cm" svg:x2="6.623cm" svg:y2="19.782cm">
            <text:p/>
          </draw:line>
          <draw:line draw:style-name="gr4" draw:text-style-name="P3" draw:layer="layout" svg:x1="13.223cm" svg:y1="19.323cm" svg:x2="13.223cm" svg:y2="19.782cm">
            <text:p/>
          </draw:line>
        </draw:g>
        <draw:frame draw:style-name="gr2" draw:text-style-name="P2" draw:layer="layout" svg:width="1.656cm" svg:height="0.53cm" svg:x="16.367cm" svg:y="22.22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1.656cm" svg:height="0.53cm" svg:x="16.367cm" svg:y="23.22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g>
          <draw:line draw:style-name="gr3" draw:text-style-name="P3" draw:layer="layout" svg:x1="5.923cm" svg:y1="22.453cm" svg:x2="11.223cm" svg:y2="22.453cm">
            <text:p/>
          </draw:line>
          <draw:line draw:style-name="gr4" draw:text-style-name="P3" draw:layer="layout" svg:x1="5.923cm" svg:y1="22.253cm" svg:x2="5.923cm" svg:y2="22.653cm">
            <text:p/>
          </draw:line>
          <draw:line draw:style-name="gr4" draw:text-style-name="P3" draw:layer="layout" svg:x1="11.223cm" svg:y1="22.253cm" svg:x2="11.223cm" svg:y2="22.653cm">
            <text:p/>
          </draw:line>
        </draw:g>
        <draw:g>
          <draw:line draw:style-name="gr3" draw:text-style-name="P3" draw:layer="layout" svg:x1="8.323cm" svg:y1="23.494cm" svg:x2="9.623cm" svg:y2="23.494cm">
            <text:p/>
          </draw:line>
          <draw:line draw:style-name="gr4" draw:text-style-name="P3" draw:layer="layout" svg:x1="8.323cm" svg:y1="23.223cm" svg:x2="8.323cm" svg:y2="23.765cm">
            <text:p/>
          </draw:line>
          <draw:line draw:style-name="gr4" draw:text-style-name="P3" draw:layer="layout" svg:x1="9.623cm" svg:y1="23.223cm" svg:x2="9.623cm" svg:y2="23.765cm">
            <text:p/>
          </draw:line>
        </draw:g>
        <draw:frame draw:style-name="gr5" draw:text-style-name="P4" draw:layer="layout" svg:width="1cm" svg:height="1.2cm" svg:x="1.423cm" svg:y="5.423cm">
          <draw:text-box>
            <text:p>2</text:p>
          </draw:text-box>
        </draw:frame>
        <draw:frame draw:style-name="gr5" draw:text-style-name="P4" draw:layer="layout" svg:width="1cm" svg:height="1.2cm" svg:x="1.423cm" svg:y="9.423cm">
          <draw:text-box>
            <text:p>3</text:p>
          </draw:text-box>
        </draw:frame>
        <draw:frame draw:style-name="gr5" draw:text-style-name="P4" draw:layer="layout" svg:width="1cm" svg:height="1.2cm" svg:x="1.423cm" svg:y="13.423cm">
          <draw:text-box>
            <text:p>4</text:p>
          </draw:text-box>
        </draw:frame>
        <draw:frame draw:style-name="gr5" draw:text-style-name="P4" draw:layer="layout" svg:width="1cm" svg:height="1.2cm" svg:x="1.423cm" svg:y="17.423cm">
          <draw:text-box>
            <text:p>5</text:p>
          </draw:text-box>
        </draw:frame>
        <draw:frame draw:style-name="gr5" draw:text-style-name="P4" draw:layer="layout" svg:width="1cm" svg:height="1.2cm" svg:x="1.423cm" svg:y="21.423cm">
          <draw:text-box>
            <text:p>6</text:p>
          </draw:text-box>
        </draw:frame>
      </draw:page>
      <draw:page draw:name="page2" draw:style-name="dp1" draw:master-page-name="Default">
        <draw:frame draw:style-name="standard" draw:layer="layout" svg:width="14.098cm" svg:height="11.998cm" svg:x="6.003cm" svg:y="5.036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bw1">
              <table:table-cell>
                <text:p>1</text:p>
              </table:table-cell>
              <table:table-cell/>
            </table:table-row>
            <table:table-row table:style-name="ro1" table:default-cell-style-name="bw2">
              <table:table-cell>
                <text:p>2</text:p>
              </table:table-cell>
              <table:table-cell/>
            </table:table-row>
            <table:table-row table:style-name="ro1" table:default-cell-style-name="bw1">
              <table:table-cell>
                <text:p>3</text:p>
              </table:table-cell>
              <table:table-cell/>
            </table:table-row>
            <table:table-row table:style-name="ro1" table:default-cell-style-name="bw2">
              <table:table-cell>
                <text:p>4</text:p>
              </table:table-cell>
              <table:table-cell/>
            </table:table-row>
            <table:table-row table:style-name="ro1" table:default-cell-style-name="bw1">
              <table:table-cell>
                <text:p>5</text:p>
              </table:table-cell>
              <table:table-cell/>
            </table:table-row>
            <table:table-row table:style-name="ro2" table:default-cell-style-name="bw2">
              <table:table-cell>
                <text:p>6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1.999cm" svg:height="0.999cm" svg:x="7.342cm" svg:y="5.11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1.2cm" svg:height="0.53cm" svg:x="7.298cm" svg:y="7.18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1.999cm" svg:height="0.999cm" svg:x="9.414cm" svg:y="10.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0.423cm" fo:margin-bottom="0.453cm" fo:margin-left="0.423cm" fo:margin-right="0.46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Michaelsen</meta:initial-creator>
    <meta:creation-date>2021-01-14T13:39:18.069970872</meta:creation-date>
    <dc:date>2021-01-14T14:15:20.864461181</dc:date>
    <dc:creator>Michael Michaelsen</dc:creator>
    <meta:editing-duration>PT24M26S</meta:editing-duration>
    <meta:editing-cycles>6</meta:editing-cycles>
    <meta:generator>LibreOffice/6.0.7.3$Linux_X86_64 LibreOffice_project/00m0$Build-3</meta:generator>
    <meta:document-statistic meta:object-count="78"/>
  </office:meta>
</office:document-meta>
</file>

<file path=Object 1/content.xml><?xml version="1.0" encoding="utf-8"?>
<math xmlns="http://www.w3.org/1998/Math/MathML" display="block">
  <semantics>
    <mrow>
      <mo fence="true" stretchy="false">[</mo>
      <mrow>
        <mrow>
          <msub>
            <mi>a</mi>
            <mn>1</mn>
          </msub>
          <mo stretchy="false">…</mo>
          <msub>
            <mi>a</mi>
            <mn>2</mn>
          </msub>
        </mrow>
      </mrow>
      <mo fence="true" stretchy="false">]</mo>
    </mrow>
    <annotation encoding="StarMath 5.0"> [ a_{1} dotslow a_{ 2 }] </annotation>
  </semantics>
</math>
</file>

<file path=Object 10/content.xml><?xml version="1.0" encoding="utf-8"?>
<math xmlns="http://www.w3.org/1998/Math/MathML" display="block">
  <semantics>
    <mrow>
      <mo fence="true" stretchy="false">[</mo>
      <mrow>
        <mrow>
          <msub>
            <mi>b</mi>
            <mn>1</mn>
          </msub>
          <mo stretchy="false">…</mo>
          <msub>
            <mi>b</mi>
            <mn>2</mn>
          </msub>
        </mrow>
      </mrow>
      <mo fence="true" stretchy="false">]</mo>
    </mrow>
    <annotation encoding="StarMath 5.0"> [ b_{1} dotslow b_{ 2 }] </annotation>
  </semantics>
</math>
</file>

<file path=Object 11/content.xml><?xml version="1.0" encoding="utf-8"?>
<math xmlns="http://www.w3.org/1998/Math/MathML" display="block">
  <semantics>
    <mrow>
      <mo fence="true" stretchy="false">[</mo>
      <mrow>
        <mrow>
          <msub>
            <mi>a</mi>
            <mn>1</mn>
          </msub>
          <mo stretchy="false">…</mo>
          <msub>
            <mi>a</mi>
            <mn>2</mn>
          </msub>
        </mrow>
      </mrow>
      <mo fence="true" stretchy="false">]</mo>
    </mrow>
    <annotation encoding="StarMath 5.0"> [ a_{1} dotslow a_{ 2 }] </annotation>
  </semantics>
</math>
</file>

<file path=Object 12/content.xml><?xml version="1.0" encoding="utf-8"?>
<math xmlns="http://www.w3.org/1998/Math/MathML" display="block">
  <semantics>
    <mrow>
      <mo fence="true" stretchy="false">[</mo>
      <mrow>
        <mrow>
          <msub>
            <mi>b</mi>
            <mn>1</mn>
          </msub>
          <mo stretchy="false">…</mo>
          <msub>
            <mi>b</mi>
            <mn>2</mn>
          </msub>
        </mrow>
      </mrow>
      <mo fence="true" stretchy="false">]</mo>
    </mrow>
    <annotation encoding="StarMath 5.0"> [ b_{1} dotslow b_{ 2 }] </annotation>
  </semantics>
</math>
</file>

<file path=Object 13/content.xml><?xml version="1.0" encoding="utf-8"?>
<math xmlns="http://www.w3.org/1998/Math/MathML" display="block">
  <semantics>
    <mrow>
      <msub>
        <mi>a</mi>
        <mn>2</mn>
      </msub>
      <mo stretchy="false">&lt;</mo>
      <msub>
        <mi>b</mi>
        <mn>1</mn>
      </msub>
    </mrow>
    <annotation encoding="StarMath 5.0">a_{2} &lt;  b_{ 1 } </annotation>
  </semantics>
</math>
</file>

<file path=Object 14/content.xml><?xml version="1.0" encoding="utf-8"?>
<math xmlns="http://www.w3.org/1998/Math/MathML" display="block">
  <semantics>
    <mrow>
      <msub>
        <mi>b</mi>
        <mn>2</mn>
      </msub>
      <mo stretchy="false">&lt;</mo>
      <msub>
        <mi>a</mi>
        <mn>1</mn>
      </msub>
    </mrow>
    <annotation encoding="StarMath 5.0">b_{2} &lt;  a_{ 1 } </annotation>
  </semantics>
</math>
</file>

<file path=Object 15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o fence="true" stretchy="false">[</mo>
      <mrow>
        <mrow>
          <msub>
            <mi>b</mi>
            <mn>1</mn>
          </msub>
          <mo stretchy="false">…</mo>
          <msub>
            <mi>b</mi>
            <mn>2</mn>
          </msub>
        </mrow>
      </mrow>
      <mo fence="true" stretchy="false">]</mo>
    </mrow>
    <annotation encoding="StarMath 5.0"> [ b_{1} dotslow b_{ 2 }] </annotation>
  </semantics>
</math>
</file>

<file path=Object 3/content.xml><?xml version="1.0" encoding="utf-8"?>
<math xmlns="http://www.w3.org/1998/Math/MathML" display="block">
  <semantics>
    <mrow>
      <mo fence="true" stretchy="false">[</mo>
      <mrow>
        <mrow>
          <msub>
            <mi>a</mi>
            <mn>1</mn>
          </msub>
          <mo stretchy="false">…</mo>
          <msub>
            <mi>a</mi>
            <mn>2</mn>
          </msub>
        </mrow>
      </mrow>
      <mo fence="true" stretchy="false">]</mo>
    </mrow>
    <annotation encoding="StarMath 5.0"> [ a_{1} dotslow a_{ 2 }] </annotation>
  </semantics>
</math>
</file>

<file path=Object 4/content.xml><?xml version="1.0" encoding="utf-8"?>
<math xmlns="http://www.w3.org/1998/Math/MathML" display="block">
  <semantics>
    <mrow>
      <mo fence="true" stretchy="false">[</mo>
      <mrow>
        <mrow>
          <msub>
            <mi>b</mi>
            <mn>1</mn>
          </msub>
          <mo stretchy="false">…</mo>
          <msub>
            <mi>b</mi>
            <mn>2</mn>
          </msub>
        </mrow>
      </mrow>
      <mo fence="true" stretchy="false">]</mo>
    </mrow>
    <annotation encoding="StarMath 5.0"> [ b_{1} dotslow b_{ 2 }] </annotation>
  </semantics>
</math>
</file>

<file path=Object 5/content.xml><?xml version="1.0" encoding="utf-8"?>
<math xmlns="http://www.w3.org/1998/Math/MathML" display="block">
  <semantics>
    <mrow>
      <mo fence="true" stretchy="false">[</mo>
      <mrow>
        <mrow>
          <msub>
            <mi>a</mi>
            <mn>1</mn>
          </msub>
          <mo stretchy="false">…</mo>
          <msub>
            <mi>a</mi>
            <mn>2</mn>
          </msub>
        </mrow>
      </mrow>
      <mo fence="true" stretchy="false">]</mo>
    </mrow>
    <annotation encoding="StarMath 5.0"> [ a_{1} dotslow a_{ 2 }] </annotation>
  </semantics>
</math>
</file>

<file path=Object 6/content.xml><?xml version="1.0" encoding="utf-8"?>
<math xmlns="http://www.w3.org/1998/Math/MathML" display="block">
  <semantics>
    <mrow>
      <mo fence="true" stretchy="false">[</mo>
      <mrow>
        <mrow>
          <msub>
            <mi>b</mi>
            <mn>1</mn>
          </msub>
          <mo stretchy="false">…</mo>
          <msub>
            <mi>b</mi>
            <mn>2</mn>
          </msub>
        </mrow>
      </mrow>
      <mo fence="true" stretchy="false">]</mo>
    </mrow>
    <annotation encoding="StarMath 5.0"> [ b_{1} dotslow b_{ 2 }] </annotation>
  </semantics>
</math>
</file>

<file path=Object 7/content.xml><?xml version="1.0" encoding="utf-8"?>
<math xmlns="http://www.w3.org/1998/Math/MathML" display="block">
  <semantics>
    <mrow>
      <mo fence="true" stretchy="false">[</mo>
      <mrow>
        <mrow>
          <msub>
            <mi>a</mi>
            <mn>1</mn>
          </msub>
          <mo stretchy="false">…</mo>
          <msub>
            <mi>a</mi>
            <mn>2</mn>
          </msub>
        </mrow>
      </mrow>
      <mo fence="true" stretchy="false">]</mo>
    </mrow>
    <annotation encoding="StarMath 5.0"> [ a_{1} dotslow a_{ 2 }] </annotation>
  </semantics>
</math>
</file>

<file path=Object 8/content.xml><?xml version="1.0" encoding="utf-8"?>
<math xmlns="http://www.w3.org/1998/Math/MathML" display="block">
  <semantics>
    <mrow>
      <mo fence="true" stretchy="false">[</mo>
      <mrow>
        <mrow>
          <msub>
            <mi>b</mi>
            <mn>1</mn>
          </msub>
          <mo stretchy="false">…</mo>
          <msub>
            <mi>b</mi>
            <mn>2</mn>
          </msub>
        </mrow>
      </mrow>
      <mo fence="true" stretchy="false">]</mo>
    </mrow>
    <annotation encoding="StarMath 5.0"> [ b_{1} dotslow b_{ 2 }] </annotation>
  </semantics>
</math>
</file>

<file path=Object 9/content.xml><?xml version="1.0" encoding="utf-8"?>
<math xmlns="http://www.w3.org/1998/Math/MathML" display="block">
  <semantics>
    <mrow>
      <mo fence="true" stretchy="false">[</mo>
      <mrow>
        <mrow>
          <msub>
            <mi>a</mi>
            <mn>1</mn>
          </msub>
          <mo stretchy="false">…</mo>
          <msub>
            <mi>a</mi>
            <mn>2</mn>
          </msub>
        </mrow>
      </mrow>
      <mo fence="true" stretchy="false">]</mo>
    </mrow>
    <annotation encoding="StarMath 5.0"> [ a_{1} dotslow a_{ 2 }] </annotation>
  </semantics>
</math>
</file>